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4.925cm"/>
    </style:style>
    <style:style style:name="co3" style:family="table-column">
      <style:table-column-properties fo:break-before="auto" style:column-width="6.248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10.749cm"/>
    </style:style>
    <style:style style:name="co6" style:family="table-column">
      <style:table-column-properties fo:break-before="auto" style:column-width="5.796cm"/>
    </style:style>
    <style:style style:name="co7" style:family="table-column">
      <style:table-column-properties fo:break-before="auto" style:column-width="6.697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93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Out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f3f3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Check_20_Cell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ext-properties fo:color="#484c55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Output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f3f3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Out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Dane testowe logowania</text:p>
          </table:table-cell>
          <table:table-cell table:style-name="ce8"/>
          <table:table-cell table:style-name="ce3" table:number-columns-repeated="2"/>
          <table:table-cell table:style-name="ce4" office:value-type="string">
            <text:p>Dane testowe kupująceg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Hasło</text:p>
          </table:table-cell>
          <table:table-cell table:style-name="ce3"/>
          <table:table-cell table:style-name="ce11" office:value-type="string">
            <text:p>ID</text:p>
          </table:table-cell>
          <table:table-cell table:style-name="ce11" office:value-type="string">
            <text:p>imię</text:p>
          </table:table-cell>
          <table:table-cell table:style-name="ce11" office:value-type="string">
            <text:p>nazwisko</text:p>
          </table:table-cell>
          <table:table-cell table:style-name="ce11" office:value-type="string">
            <text:p>kod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string">
            <text:p>DL-1</text:p>
          </table:table-cell>
          <table:table-cell table:style-name="ce9" office:value-type="string">
            <text:p>standard_user</text:p>
          </table:table-cell>
          <table:table-cell table:style-name="ce9" office:value-type="string">
            <text:p>secret_sauce</text:p>
          </table:table-cell>
          <table:table-cell table:style-name="ce3"/>
          <table:table-cell table:style-name="ce3" office:value-type="string">
            <text:p>DK-1</text:p>
          </table:table-cell>
          <table:table-cell table:style-name="ce3" office:value-type="string">
            <text:p>jan</text:p>
          </table:table-cell>
          <table:table-cell table:style-name="ce3" office:value-type="string">
            <text:p>nowak</text:p>
          </table:table-cell>
          <table:table-cell table:style-name="ce3" office:value-type="float" office:value="1234">
            <text:p>1234</text:p>
          </table:table-cell>
          <table:table-cell table:style-name="ce3"/>
          <table:table-cell table:number-columns-repeated="1015"/>
        </table:table-row>
        <table:table-row table:style-name="ro1" table:number-rows-repeated="2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Default" office:value-type="string">
            <text:p>ID</text:p>
          </table:table-cell>
          <table:table-cell table:style-name="ce2" office:value-type="string">
            <text:p>Ilość produktu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Default" office:value-type="string">
            <text:p>KZ-1</text:p>
          </table:table-cell>
          <table:table-cell table:style-name="ce3" office:value-type="float" office:value="0">
            <text:p>0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Default" office:value-type="string">
            <text:p>KZ-2</text:p>
          </table:table-cell>
          <table:table-cell table:style-name="ce3" office:value-type="float" office:value="99">
            <text:p>99</text:p>
          </table:table-cell>
          <table:table-cell table:style-name="ce3" table:number-columns-repeated="6"/>
          <table:table-cell table:number-columns-repeated="1015"/>
        </table:table-row>
        <table:table-row table:style-name="ro1" table:number-rows-repeated="2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4" office:value-type="string">
            <text:p>Scenariusz testowy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Nazwa</text:p>
          </table:table-cell>
          <table:table-cell table:style-name="ce5" office:value-type="string">
            <text:p>Kroki wstępne</text:p>
          </table:table-cell>
          <table:table-cell table:style-name="ce5" office:value-type="string">
            <text:p>Kroki</text:p>
          </table:table-cell>
          <table:table-cell table:style-name="ce5" office:value-type="string">
            <text:p>Oczekiwane wyniki</text:p>
          </table:table-cell>
          <table:table-cell table:style-name="ce5" office:value-type="string">
            <text:p>Kroki końcowe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RPZ-1</text:p>
          </table:table-cell>
          <table:table-cell table:style-name="ce3" office:value-type="string">
            <text:p>Realizacja procesu zakupu </text:p>
          </table:table-cell>
          <table:table-cell table:style-name="ce3" office:value-type="string">
            <text:p>wygenerowanie danych testowych</text:p>
          </table:table-cell>
          <table:table-cell table:style-name="ce3" office:value-type="string">
            <text:p>Poprawne logowanie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 pustym koszykiem</text:p>
          </table:table-cell>
          <table:table-cell/>
          <table:table-cell table:style-name="ce3" office:value-type="string">
            <text:p>Przejście do zakładki "koszyk"</text:p>
          </table:table-cell>
          <table:table-cell table:style-name="ce3" office:value-type="string">
            <text:p>Finalizacja zamówienia</text:p>
          </table:table-cell>
          <table:table-cell table:style-name="ce3" office:value-type="string">
            <text:p>wylogowanie użytkownika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Wprowadzenie danych kupującego</text:p>
          </table:table-cell>
          <table:table-cell table:style-name="ce3" table:number-columns-repeated="5"/>
          <table:table-cell table:number-columns-repeated="1015"/>
        </table:table-row>
        <table:table-row table:style-name="ro1" table:number-rows-repeated="5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4" office:value-type="string">
            <text:p>Przypadki testowe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Tytuł</text:p>
          </table:table-cell>
          <table:table-cell table:style-name="ce10" office:value-type="string">
            <text:p>Dane wejściowe</text:p>
          </table:table-cell>
          <table:table-cell table:style-name="ce10" office:value-type="string">
            <text:p>Wstępne warunki</text:p>
          </table:table-cell>
          <table:table-cell table:style-name="ce10" office:value-type="string">
            <text:p>Kroki</text:p>
          </table:table-cell>
          <table:table-cell table:style-name="ce10" office:value-type="string">
            <text:p>Aktualny rezultat</text:p>
          </table:table-cell>
          <table:table-cell table:style-name="ce10" office:value-type="string">
            <text:p>Końcowe warunki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7" office:value-type="string">
            <text:p>Poprawne logowanie</text:p>
          </table:table-cell>
          <table:table-cell office:value-type="string">
            <text:p>DL-1</text:p>
          </table:table-cell>
          <table:table-cell office:value-type="string">
            <text:p>wyświetlenie strony logowania</text:p>
          </table:table-cell>
          <table:table-cell office:value-type="string">
            <text:p>1. przejście do https://www.saucedemo.com/</text:p>
          </table:table-cell>
          <table:table-cell office:value-type="string">
            <text:p>poprawne logowanie</text:p>
          </table:table-cell>
          <table:table-cell office:value-type="string">
            <text:p>wyświetlenie strony głównej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/>
          <table:table-cell table:number-columns-repeated="2"/>
          <table:table-cell table:style-name="ce12" office:value-type="string">
            <text:p>2. wprowadzenie danych logowania użytkownika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7"/>
          <table:table-cell table:number-columns-repeated="2"/>
          <table:table-cell table:style-name="ce12" office:value-type="string">
            <text:p>3. przejście do strony głównej</text:p>
          </table:table-cell>
          <table:table-cell table:number-columns-repeated="1019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7" office:value-type="string">
            <text:p>Próba zakupu produktu</text:p>
          </table:table-cell>
          <table:table-cell table:style-name="Default" office:value-type="string">
            <text:p>KZ-1,DK-1; KZ-2, DK-2</text:p>
          </table:table-cell>
          <table:table-cell office:value-type="string">
            <text:p>wyświetlenie strony głównej</text:p>
          </table:table-cell>
          <table:table-cell office:value-type="string">
            <text:p>1. kliknięcie w zakładkę "koszyk"</text:p>
          </table:table-cell>
          <table:table-cell office:value-type="string">
            <text:p>przejście do zakładki koszyk</text:p>
          </table:table-cell>
          <table:table-cell office:value-type="string">
            <text:p>wyświetlenie strony z zwartością koszyka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Default"/>
          <table:table-cell table:number-columns-repeated="2"/>
          <table:table-cell office:value-type="string">
            <text:p>2. kliknięcie w opcję "checkout" </text:p>
          </table:table-cell>
          <table:table-cell office:value-type="string">
            <text:p>Poprawny przypadek: przejście do</text:p>
            <text:p>finalizacji zamówienia</text:p>
            <text:p>Niepoprawny przypadek: Wyświetlenie komunikatu: Niepoprawna ilość</text:p>
            <text:p>Produktów w koszyku.</text:p>
            <text:p>Blokada przycisku „Checkout”</text:p>
            <text:p/>
          </table:table-cell>
          <table:table-cell office:value-type="string">
            <text:p>Poprawny: Przejście na stronę <text:a xlink:href="https://www.saucedemo.com/checkout-step-one.html">https://www.saucedemo.com/checkout-step-one.html</text:a></text:p>
            <text:p/>
            <text:p>Niepoprawnego: Pozostanie na stronie koszyka zakupowego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/>
          <table:table-cell table:number-columns-repeated="1022"/>
        </table:table-row>
        <table:table-row table:style-name="ro3" table:number-rows-repeated="3">
          <table:table-cell table:style-name="Default"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7" office:value-type="string">
            <text:p>Wprowadzenie danych</text:p>
          </table:table-cell>
          <table:table-cell office:value-type="string">
            <text:p>DK-1</text:p>
          </table:table-cell>
          <table:table-cell office:value-type="string">
            <text:p>wprowadzenie danych użytkownika</text:p>
          </table:table-cell>
          <table:table-cell office:value-type="string">
            <text:p>1. Wypełnienie pól formularza </text:p>
          </table:table-cell>
          <table:table-cell office:value-type="string">
            <text:p>poprawne wprowadzenie danych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7" office:value-type="string">
            <text:p>kupującego</text:p>
          </table:table-cell>
          <table:table-cell table:number-columns-repeated="2"/>
          <table:table-cell office:value-type="string">
            <text:p>2. kliknięcie w opcję "kontunuuj"</text:p>
          </table:table-cell>
          <table:table-cell office:value-type="string">
            <text:p>użytkownika</text:p>
          </table:table-cell>
          <table:table-cell office:value-type="string">
            <text:p>wyświetlenie strony z potwierdzeniem zamówienia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3. kliknięce w opcję "finish"</text:p>
          </table:table-cell>
          <table:table-cell office:value-type="string">
            <text:p>finalizacja zamówienia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.05.2021</text:date>, <text:time>12:07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0T12:07:58.82</dc:date>
    <meta:generator>OpenOffice/4.1.10$Win32 OpenOffice.org_project/4110m2$Build-9807</meta:generator>
    <meta:editing-duration>PT20M41S</meta:editing-duration>
    <meta:editing-cycles>1</meta:editing-cycles>
    <meta:document-statistic meta:table-count="1" meta:cell-count="77" meta:object-count="0"/>
  </office:meta>
</office:document-meta>
</file>